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edd2" officeooo:paragraph-rsid="0011edd2"/>
    </style:style>
    <style:style style:name="P2" style:family="paragraph" style:parent-style-name="Standard">
      <style:paragraph-properties fo:margin-left="1.9693in" fo:margin-right="0in" fo:text-align="justify" style:justify-single-word="false" fo:text-indent="0in" style:auto-text-indent="false"/>
      <style:text-properties fo:font-size="14pt" fo:font-weight="bold" officeooo:rsid="0011edd2" officeooo:paragraph-rsid="0011edd2" style:font-size-asian="14pt" style:font-weight-asian="bold" style:font-size-complex="14pt" style:font-weight-complex="bold"/>
    </style:style>
    <style:style style:name="T1" style:family="text">
      <style:text-properties fo:color="#006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lore details of the for loop</text:p>
      <text:p text:style-name="P1"/>
      <text:p text:style-name="P1">The for loop structure is</text:p>
      <text:p text:style-name="P1"/>
      <text:p text:style-name="P1"><text:span text:style-name="T1">for</text:span> (i = <text:span text:style-name="T1">3</text:span>; i&gt;<text:span text:style-name="T1">0</text:span>; i<text:span text:style-name="T1">++</text:span>) {</text:p>
      <text:p text:style-name="P1"><text:s text:c="8"/>printf("i has the value <text:span text:style-name="T1">%d</text:span>.<text:span text:style-name="T1">\n</text:span>", i);</text:p>
      <text:p text:style-name="P1"><text:s text:c="4"/>}</text:p>
      <text:p text:style-name="P1">i++ is short for i = i+1. We can use a general form for it</text:p>
      <text:p text:style-name="P1">i=i+integer number</text:p>
      <text:p text:style-name="P1">the integer number can be a negative or positive number. The amount of <text:span text:style-name="T1">i</text:span> will increase in each loop.</text:p>
      <text:p text:style-name="P1"/>
      <text:p text:style-name="P2">Store doubles in an array</text:p>
      <text:p text:style-name="P1"/>
      <text:p text:style-name="P1"/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2:17:10.144354311</meta:creation-date>
    <dc:date>2019-02-16T00:28:11.263358107</dc:date>
    <meta:editing-duration>PT1H4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66" meta:character-count="330" meta:non-whitespace-character-count="259"/>
  </office:meta>
</office:document-meta>
</file>